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4.1 Campo Nome:O campo nome deve ter no mínimo 5 letras.</text:p>
          </table:table-cell>
        </table:table-row>
        <table:table-row table:style-name="ro2">
          <table:table-cell office:value-type="string" calcext:value-type="string">
            <text:p>RN 4.2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4.1 Campo Nome:O campo nome deve ter no mínimo 5 letras.</text:p>
          </table:table-cell>
        </table:table-row>
        <table:table-row table:style-name="ro2">
          <table:table-cell office:value-type="string" calcext:value-type="string">
            <text:p>RN 4.2 Campo Descrição:O campo descrição deve conte no mínimo 10 e o máximo 500 caracte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19:24.534260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6:38:48.583178786</dc:date>
    <meta:editing-duration>PT1H27M55S</meta:editing-duration>
    <meta:editing-cycles>19</meta:editing-cycles>
    <meta:generator>LibreOffice/5.1.4.2$Linux_X86_64 LibreOffice_project/10m0$Build-2</meta:generator>
    <meta:document-statistic meta:table-count="1" meta:cell-count="51" meta:object-count="0"/>
  </office:meta>
</office:document-meta>
</file>